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4219b" officeooo:paragraph-rsid="0004219b"/>
    </style:style>
    <style:style style:name="P2" style:family="paragraph" style:parent-style-name="Standard">
      <style:text-properties style:font-name="Calibri" officeooo:rsid="00100d51" officeooo:paragraph-rsid="00100d51"/>
    </style:style>
    <style:style style:name="P3" style:family="paragraph" style:parent-style-name="Text_20_body">
      <style:text-properties style:font-name="Calibri"/>
    </style:style>
    <style:style style:name="P4" style:family="paragraph" style:parent-style-name="Text_20_body">
      <style:text-properties style:font-name="Calibri" officeooo:rsid="00100d51" officeooo:paragraph-rsid="00100d51"/>
    </style:style>
    <style:style style:name="P5" style:family="paragraph" style:parent-style-name="Text_20_body">
      <style:text-properties officeooo:rsid="00100d51" officeooo:paragraph-rsid="00100d51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style:font-name="Calibri"/>
    </style:style>
    <style:style style:name="P7" style:family="paragraph" style:parent-style-name="Text_20_body" style:list-style-name="L2">
      <style:paragraph-properties fo:margin-top="0cm" fo:margin-bottom="0cm" loext:contextual-spacing="false"/>
      <style:text-properties officeooo:rsid="00100d51" officeooo:paragraph-rsid="00100d51"/>
    </style:style>
    <style:style style:name="P8" style:family="paragraph" style:parent-style-name="Text_20_body" style:list-style-name="L3">
      <style:paragraph-properties fo:margin-top="0cm" fo:margin-bottom="0cm" loext:contextual-spacing="false"/>
      <style:text-properties officeooo:rsid="001180f2" officeooo:paragraph-rsid="001180f2"/>
    </style:style>
    <style:style style:name="P9" style:family="paragraph" style:parent-style-name="Text_20_body">
      <style:paragraph-properties fo:margin-top="0.199cm" fo:margin-bottom="0.25cm" loext:contextual-spacing="false"/>
    </style:style>
    <style:style style:name="P10" style:family="paragraph" style:parent-style-name="Text_20_body">
      <style:paragraph-properties fo:margin-top="0.199cm" fo:margin-bottom="0.199cm" loext:contextual-spacing="false"/>
      <style:text-properties officeooo:rsid="001180f2" officeooo:paragraph-rsid="001180f2"/>
    </style:style>
    <style:style style:name="P11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  <style:text-properties style:font-name="Calibri" officeooo:paragraph-rsid="0004dbd6"/>
    </style:style>
    <style:style style:name="T1" style:family="text">
      <style:text-properties officeooo:rsid="000ebff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44d8" style:font-weight-asian="normal" style:font-weight-complex="normal"/>
    </style:style>
    <style:style style:name="T4" style:family="text">
      <style:text-properties fo:font-weight="normal" officeooo:rsid="000ebff1" style:font-weight-asian="normal" style:font-weight-complex="normal"/>
    </style:style>
    <style:style style:name="T5" style:family="text">
      <style:text-properties officeooo:rsid="00100d51"/>
    </style:style>
    <style:style style:name="T6" style:family="text">
      <style:text-properties officeooo:rsid="001180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актика <text:span text:style-name="T1">4</text:span></text:p>
      <text:p text:style-name="P1"/>
      <text:p text:style-name="P2">Здесь используется тот же файл данных, что и в практике <text:s/>3.</text:p>
      <text:h text:style-name="P11" text:outline-level="2"><text:span text:style-name="T2">Задание 1 </text:span><text:span text:style-name="T3">—</text:span><text:span text:style-name="T2"> </text:span><text:span text:style-name="T4">вкладки</text:span></text:h>
      <text:p text:style-name="P4">Сделать три вкладки:</text:p>
      <text:list xml:id="list5019045155947890326" text:style-name="L1">
        <text:list-item>
          <text:p text:style-name="P6">Пульт управления</text:p>
        </text:list-item>
        <text:list-item>
          <text:p text:style-name="P6">Группы</text:p>
        </text:list-item>
        <text:list-item>
          <text:p text:style-name="P6">Студен<text:span text:style-name="T5">ты</text:span></text:p>
        </text:list-item>
      </text:list>
      <text:p text:style-name="P3">Для оформления использовать bootstrap. <text:span text:style-name="T6">Шаблон оформления дан.</text:span></text:p>
      <text:p text:style-name="Text_20_body">Переключение между вкладками реализовать без перегрузки страниц и ajax: вкладки должны быть загружены сразу, меняется только их свойство display.</text:p>
      <text:p text:style-name="P5">Для ярлыка активной вкладки применить класс active (он есть в bootstrap)</text:p>
      <text:p text:style-name="P5">Используя, по возможности, код из практики 3, вывести во вкладки следующие данные:</text:p>
      <text:p text:style-name="P5">Вкладка «Пульт управления»</text:p>
      <text:list xml:id="list4501482138180916793" text:style-name="L2">
        <text:list-item>
          <text:p text:style-name="P7">число групп</text:p>
        </text:list-item>
        <text:list-item>
          <text:p text:style-name="P7">число студентов</text:p>
        </text:list-item>
        <text:list-item>
          <text:p text:style-name="P7">число мужчин</text:p>
        </text:list-item>
        <text:list-item>
          <text:p text:style-name="P7">число женщин</text:p>
        </text:list-item>
        <text:list-item>
          <text:p text:style-name="P7">средний возраст</text:p>
        </text:list-item>
        <text:list-item>
          <text:p text:style-name="P7">среднее число человек в группе</text:p>
        </text:list-item>
        <text:list-item>
          <text:p text:style-name="P7">средний возраст</text:p>
        </text:list-item>
        <text:list-item>
          <text:p text:style-name="P7">среднее число мужчин в группе</text:p>
        </text:list-item>
        <text:list-item>
          <text:p text:style-name="P7">среднее число женщин в группе</text:p>
        </text:list-item>
      </text:list>
      <text:p text:style-name="P9">Вкладка «Группы», <text:span text:style-name="T6">для каждой группы:</text:span></text:p>
      <text:list xml:id="list3766214493659412233" text:style-name="L3">
        <text:list-item>
          <text:p text:style-name="P8">номер группы</text:p>
        </text:list-item>
        <text:list-item>
          <text:p text:style-name="P8">число мужчин</text:p>
        </text:list-item>
        <text:list-item>
          <text:p text:style-name="P8">число женщин</text:p>
        </text:list-item>
        <text:list-item>
          <text:p text:style-name="P8">средний возраст</text:p>
        </text:list-item>
        <text:list-item>
          <text:p text:style-name="P8">средний возраст мужчин</text:p>
        </text:list-item>
        <text:list-item>
          <text:p text:style-name="P8">средний возраст женщин</text:p>
        </text:list-item>
      </text:list>
      <text:p text:style-name="P10">Вкладка «Студенты»: таблица, полученная в задании 2 практики 3, оформленная средствами bootstra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" fo:font-family="Calibri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style:font-name="DejaVu Sans" fo:font-family="'DejaVu Sans'" style:font-family-generic="swiss" style:font-pitch="variable" fo:font-size="115%" fo:font-weight="normal" style:font-size-asian="115%" style:font-weight-asian="normal" style:font-size-complex="115%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Тимофей  Гурьев</meta:initial-creator>
    <meta:creation-date>2016-11-15T00:09:03.033951767</meta:creation-date>
    <dc:date>2016-12-07T01:48:22.122384635</dc:date>
    <dc:creator>Тимофей  Гурьев</dc:creator>
    <meta:editing-duration>PT1H53M50S</meta:editing-duration>
    <meta:editing-cycles>11</meta:editing-cycles>
    <meta:generator>LibreOffice/5.0.3.2$Linux_X86_64 LibreOffice_project/00m0$Build-2</meta:generator>
    <meta:document-statistic meta:table-count="0" meta:image-count="0" meta:object-count="0" meta:page-count="1" meta:paragraph-count="29" meta:word-count="151" meta:character-count="938" meta:non-whitespace-character-count="832"/>
  </office:meta>
</office:document-meta>
</file>